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officeooo:rsid="001fadca" officeooo:paragraph-rsid="001fadca"/>
    </style:style>
    <style:style style:name="P2" style:family="paragraph" style:parent-style-name="Standard">
      <style:text-properties style:font-name="Arial" officeooo:rsid="0020309a" officeooo:paragraph-rsid="0020309a"/>
    </style:style>
    <style:style style:name="P3" style:family="paragraph" style:parent-style-name="Standard">
      <style:text-properties style:font-name="Arial" officeooo:rsid="002004a8" officeooo:paragraph-rsid="002004a8"/>
    </style:style>
    <style:style style:name="P4" style:family="paragraph" style:parent-style-name="Standard">
      <style:text-properties style:font-name="Arial" officeooo:paragraph-rsid="002004a8"/>
    </style:style>
    <style:style style:name="P5" style:family="paragraph" style:parent-style-name="Table_20_Contents">
      <style:text-properties style:font-name="Arial"/>
    </style:style>
    <style:style style:name="P6" style:family="paragraph" style:parent-style-name="Table_20_Contents">
      <style:text-properties style:font-name="Arial" officeooo:rsid="0053a3d3" officeooo:paragraph-rsid="0053a3d3"/>
    </style:style>
    <style:style style:name="P7" style:family="paragraph" style:parent-style-name="Text_20_body">
      <style:text-properties style:font-name="Arial"/>
    </style:style>
    <style:style style:name="P8" style:family="paragraph" style:parent-style-name="Text_20_body">
      <style:text-properties style:font-name="Arial" officeooo:paragraph-rsid="0033eae8"/>
    </style:style>
    <style:style style:name="P9" style:family="paragraph" style:parent-style-name="Text_20_body">
      <style:text-properties style:font-name="Arial" officeooo:rsid="0043692a" officeooo:paragraph-rsid="0043692a"/>
    </style:style>
    <style:style style:name="P10" style:family="paragraph" style:parent-style-name="Text_20_body" style:list-style-name="L1">
      <style:text-properties style:font-name="Arial"/>
    </style:style>
    <style:style style:name="P11" style:family="paragraph" style:parent-style-name="Text_20_body" style:list-style-name="L2">
      <style:text-properties style:font-name="Arial"/>
    </style:style>
    <style:style style:name="P12" style:family="paragraph" style:parent-style-name="Text_20_body" style:list-style-name="L3">
      <style:text-properties style:font-name="Arial"/>
    </style:style>
    <style:style style:name="P13" style:family="paragraph" style:parent-style-name="Text_20_body" style:list-style-name="L1">
      <style:paragraph-properties fo:margin-top="0in" fo:margin-bottom="0in" style:contextual-spacing="false"/>
      <style:text-properties style:font-name="Arial"/>
    </style:style>
    <style:style style:name="P14" style:family="paragraph" style:parent-style-name="Text_20_body" style:list-style-name="L3">
      <style:paragraph-properties fo:margin-top="0in" fo:margin-bottom="0in" style:contextual-spacing="false"/>
      <style:text-properties style:font-name="Arial"/>
    </style:style>
    <style:style style:name="T1" style:family="text">
      <style:text-properties officeooo:rsid="0021c5c3"/>
    </style:style>
    <style:style style:name="T2" style:family="text">
      <style:text-properties officeooo:rsid="0022af95"/>
    </style:style>
    <style:style style:name="T3" style:family="text">
      <style:text-properties officeooo:rsid="00580f98"/>
    </style:style>
    <style:style style:name="T4" style:family="text">
      <style:text-properties officeooo:rsid="0064e5e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ium Wars 1839 – 1842</text:p>
      <text:p text:style-name="P1"/>
      <text:p text:style-name="P2">Britain wins</text:p>
      <text:p text:style-name="P1"/>
      <text:p text:style-name="P3">Lead to Treaty of Nanking, m<text:span text:style-name="T1">aking HK and Macau independant </text:span><text:span text:style-name="T2">and china forced to legalise opium</text:span></text:p>
      <text:p text:style-name="P3"/>
      <text:p text:style-name="P4"/>
      <text:p text:style-name="P4"/>
      <text:p text:style-name="P8">The article discusses two different views on the British Empire and its legacy. The first text, by Jeremy Paxman, presents the argument that the British Empire was an amazing thing and had a significant impact on British history and identity, while the second view posits that the British Empire was a thoroughly bad thing. The article argues that while there were certainly negative aspects to the British Empire, there were also admirable accomplishments and that the legacy of the Empire continues to shape British identity and politics today.</text:p>
      <text:p text:style-name="P8"/>
      <table:table table:name="Table1" table:style-name="Table1">
        <table:table-column table:style-name="Table1.A"/>
        <table:table-column table:style-name="Table1.B"/>
        <table:table-row table:style-name="TableLine2124639420880">
          <table:table-cell table:style-name="Table1.A1" office:value-type="string">
            <text:p text:style-name="P6">Positive aspects of the British empire</text:p>
          </table:table-cell>
          <table:table-cell table:style-name="Table1.B1" office:value-type="string">
            <text:p text:style-name="P6">Negative aspects of the British empire</text:p>
          </table:table-cell>
        </table:table-row>
        <table:table-row table:style-name="TableLine2124639418432">
          <table:table-cell table:style-name="Table1.A2" office:value-type="string">
            <text:p text:style-name="P7">Amazing stories of adventure, war, heroism, and courage</text:p>
            <text:list xml:id="list3628436130" text:style-name="L1">
              <text:list-item>
                <text:p text:style-name="P13">Building, securing, and running an empire was a major international preoccupation of the country for generations</text:p>
              </text:list-item>
              <text:list-item>
                <text:p text:style-name="P13">reshaped the British education system and redefined how they think of themselves</text:p>
              </text:list-item>
              <text:list-item>
                <text:p text:style-name="P13">enforced an international ban on the slave trade</text:p>
              </text:list-item>
              <text:list-item>
                <text:p text:style-name="P10">Attempts to map Africa <text:span text:style-name="T3">and reform the infrastracture and political landscape</text:span></text:p>
              </text:list-item>
            </text:list>
          </table:table-cell>
          <table:table-cell table:style-name="Table1.B2" office:value-type="string">
            <text:list xml:id="list4072845929" text:style-name="L2">
              <text:list-header>
                <text:p text:style-name="P11">Greed and plunde<text:span text:style-name="T4">r</text:span> </text:p>
              </text:list-header>
            </text:list>
            <text:list xml:id="list2300053443" text:style-name="L3">
              <text:list-item>
                <text:p text:style-name="P14">assumptions about British superiority</text:p>
              </text:list-item>
              <text:list-item>
                <text:p text:style-name="P14">British suppression of uprisings, such as the Mau Mau uprising in Kenya</text:p>
              </text:list-item>
              <text:list-item>
                <text:p text:style-name="P12">motivated by self-interest.</text:p>
              </text:list-item>
            </text:list>
            <text:p text:style-name="P5"/>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3-02-14T13:09:18.619000000</dc:date>
    <meta:editing-duration>PT1H47M45S</meta:editing-duration>
    <meta:editing-cycles>42</meta:editing-cycles>
    <meta:document-statistic meta:table-count="1" meta:image-count="0" meta:object-count="0" meta:page-count="1" meta:paragraph-count="15" meta:word-count="207" meta:character-count="1281" meta:non-whitespace-character-count="1095"/>
  </office:meta>
</office:document-meta>
</file>